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213cm"/>
    </style:style>
    <style:style style:name="pr6" style:family="presentation" style:parent-style-name="Default-outline1">
      <style:graphic-properties draw:fill-color="#ffffff" fo:min-height="17.391cm"/>
    </style:style>
    <style:style style:name="pr7" style:family="presentation" style:parent-style-name="Default-outline1">
      <style:graphic-properties draw:fill-color="#ffffff" fo:min-height="14.0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2.4cm" fo:margin-right="0cm" text:enable-numbering="false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paragraph-properties fo:margin-left="1.2cm" fo:margin-right="0cm" text:enable-numbering="false" fo:text-indent="-0.9cm"/>
      <style:text-properties fo:font-size="22pt" style:font-size-asian="22pt" style:font-size-complex="22pt"/>
    </style:style>
    <style:style style:name="P8" style:family="paragraph">
      <style:paragraph-properties text:enable-numbering="fals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LuxRender<text:line-break/><text:span text:style-name="T1">GPL Physically Based Renderer</text:span></text:p>
          </draw:text-box>
        </draw:frame>
        <draw:frame presentation:style-name="pr2" draw:text-style-name="P2" draw:layer="layout" svg:width="25.199cm" svg:height="14.21cm" svg:x="1.4cm" svg:y="4.914cm" presentation:class="outline" presentation:user-transformed="true">
          <draw:text-box>
            <text:list text:style-name="L2">
              <text:list-item>
                <text:p text:style-name="P2">1. Prečo?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Čo je LuxRender, ako sa odlišuje a aké má výhody</text:span></text:p>
                  </text:list-item>
                </text:list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2. Kde?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3">Homepage, stabilná vs. vývojová verzia a inštalácia</text:span></text:p>
                  </text:list-item>
                </text:list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3. Ako?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Základné nastavenie, prvý render, vysvetlenie LuxBlendu</text:span></text:p>
                  </text:list-item>
                </text:list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1. Prečo?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- LuxRender je fyzikálne založený neskreslený renderovací engine, ktorý na základe fyzikálnych rovníc počíta tok svetla a preto produkuje reálne obrazy fotografickej kvality, inak povedané je to simulátor svetla.</text:span></text:p>
              </text:list-item>
            </text:list>
            <text:list text:style-name="L2">
              <text:list-item>
                <text:p text:style-name="P2"><text:span text:style-name="T2">- je samostatný program, export skripty sú dostupné pre Blender, XSI, 3DSMax.. atď.</text:span></text:p>
              </text:list-item>
            </text:list>
            <text:list text:style-name="L2">
              <text:list-item>
                <text:p text:style-name="P2"><text:span text:style-name="T2">- je open source a aj bude, má stabilný, aktívny a rýchly vývoj</text:span></text:p>
              </text:list-item>
            </text:list>
            <text:list text:style-name="L2">
              <text:list-item>
                <text:p text:style-name="P2"><text:span text:style-name="T2">- možný výstup statických obrazov aj animácií</text:span></text:p>
              </text:list-item>
            </text:list>
            <text:list text:style-name="L2">
              <text:list-item>
                <text:p text:style-name="P2"><text:span text:style-name="T2">- možnosti compositingu, bol použitý v celovečernom filme</text:span></text:p>
              </text:list-item>
            </text:list>
            <text:list text:style-name="L2">
              <text:list-item>
                <text:p text:style-name="P2"><text:span text:style-name="T2">- má jednoduché fyzikálne založené materiály a svetlá</text:span></text:p>
              </text:list-item>
            </text:list>
            <text:list text:style-name="L2">
              <text:list-item>
                <text:p text:style-name="P2"><text:span text:style-name="T2">- má procedurálne textú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2. Kde?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- </text:span><text:span text:style-name="T2"><text:a xlink:href="http://www.luxrender.net/">www.luxrender.net</text:a></text:span></text:p>
              </text:list-item>
            </text:list>
            <text:list text:style-name="L2">
              <text:list-item>
                <text:p text:style-name="P2"><text:span text:style-name="T2">- posledná stabilná verzia je 0.6.1</text:span></text:p>
              </text:list-item>
            </text:list>
            <text:list text:style-name="L2">
              <text:list-item>
                <text:p text:style-name="P2"><text:span text:style-name="T2">- počas vývoja novej verzie sú dostupné pravidelné “buildy” na testovanie</text:span></text:p>
              </text:list-item>
            </text:list>
            <text:list text:style-name="L2">
              <text:list-item>
                <text:p text:style-name="P2"><text:span text:style-name="T2">- momentálne dostupná verzia 0.7 je v štádiu RC1 teda odlaďovanie posledných chýb pred vydaním stabilnej verzie</text:span></text:p>
              </text:list-item>
            </text:list>
            <text:list text:style-name="L2">
              <text:list-item>
                <text:p text:style-name="P2"><text:span text:style-name="T2">- LuxBlend, export pre Blender je najkompletnejším a referenčným exportným skriptom</text:span></text:p>
              </text:list-item>
            </text:list>
            <text:list text:style-name="L2">
              <text:list-item>
                <text:p text:style-name="P2"><text:span text:style-name="T2">- jednoduchá inštalácia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3. Ako?</text:p>
          </draw:text-box>
        </draw:frame>
        <draw:frame presentation:style-name="pr2" draw:text-style-name="P2" draw:layer="layout" svg:width="25.199cm" svg:height="13.943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- naštartovať Blender</text:span></text:p>
              </text:list-item>
            </text:list>
            <text:list text:style-name="L2">
              <text:list-item>
                <text:p text:style-name="P2"><text:span text:style-name="T2">- otvoriť exportný skript LuxBlend</text:span></text:p>
              </text:list-item>
            </text:list>
            <text:list text:style-name="L2">
              <text:list-item>
                <text:p text:style-name="P2"><text:span text:style-name="T2">- základné nastavenie (cesta k LuxRender)</text:span></text:p>
              </text:list-item>
            </text:list>
            <text:list text:style-name="L2">
              <text:list-item>
                <text:p text:style-name="P2"><text:span text:style-name="T2">- prvý render, overenie funkčnosti</text:span></text:p>
              </text:list-item>
            </text:list>
            <text:list text:style-name="L2">
              <text:list-item>
                <text:p text:style-name="P2"><text:span text:style-name="T2">- vysvetlenie LuxBlendu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4">a) render butt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b) system ta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c) output ta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d) render ta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e) cam/env ta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f) material t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2.213cm" svg:x="1.4cm" svg:y="1.483cm" presentation:class="title" presentation:user-transformed="true">
          <draw:text-box>
            <text:p text:style-name="P1">a) render buttons</text:p>
          </draw:text-box>
        </draw:frame>
        <draw:frame presentation:style-name="pr6" draw:text-style-name="P7" draw:layer="layout" svg:width="25.199cm" svg:height="17.391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RUN: určuje či sa vyexportuje scéna alebo sa spustí renderovanie</text:span></text:p>
              </text:list-item>
            </text:list>
            <text:list text:style-name="L2">
              <text:list-item>
                <text:p text:style-name="P2"><text:span text:style-name="T1">- DEF: určuje či sa na export použije názov “default” alebo sa zadá názov exportovaných súborov</text:span></text:p>
              </text:list-item>
            </text:list>
            <text:list text:style-name="L2">
              <text:list-item>
                <text:p text:style-name="P2"><text:span text:style-name="T1">- PIPE: určuje či sa ukladajú exportované súbory alebo nie, s touto funkciou môžeme použiť UV-editor k náhladu renderu</text:span></text:p>
              </text:list-item>
            </text:list>
            <text:list text:style-name="L2">
              <text:list-item>
                <text:p text:style-name="P2"><text:span text:style-name="T1">- CLAY: určuje či sa budú renderovať nastavené materiály, alebo sa tieto nahradia jednotným “clay” materiálom, ktorý sa dá definovať</text:span></text:p>
              </text:list-item>
            </text:list>
            <text:list text:style-name="L2">
              <text:list-item>
                <text:p text:style-name="P2"><text:span text:style-name="T1">- NoLG: určuje či sa budú pri exporte použité jednotlivé Lightgroups, alebo budú zlúčené do jednej (ušetrí sa RAM)</text:span></text:p>
              </text:list-item>
            </text:list>
            <text:list text:style-name="L2">
              <text:list-item>
                <text:p text:style-name="P2"><text:span text:style-name="T1">- .LXS: určuje či sa vyexportuje súbor so scénou</text:span></text:p>
              </text:list-item>
            </text:list>
            <text:list text:style-name="L2">
              <text:list-item>
                <text:p text:style-name="P2"><text:span text:style-name="T1">- .LXO: určuje či sa vyexportuje súbor s geometriou</text:span></text:p>
              </text:list-item>
            </text:list>
            <text:list text:style-name="L2">
              <text:list-item>
                <text:p text:style-name="P2"><text:span text:style-name="T1">- .LXM: určuje či sa vyexportuje súbor s materiálmi</text:span></text:p>
              </text:list-item>
            </text:list>
            <text:list text:style-name="L2">
              <text:list-item>
                <text:p text:style-name="P2"><text:span text:style-name="T1">- .LXV: určuje či sa vyexportuje súbor s objemam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) system tab</text:p>
          </draw:text-box>
        </draw:frame>
        <draw:frame presentation:style-name="pr2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PATHS: cesta k inštalácii LuxRenderu a zložke kde sa bude ukladať default.lxs</text:span></text:p>
              </text:list-item>
            </text:list>
            <text:list text:style-name="L2">
              <text:list-item>
                <text:p text:style-name="P2"><text:span text:style-name="T1">- PRIORITY: priorita bežiaceho LuxRenderu</text:span></text:p>
              </text:list-item>
            </text:list>
            <text:list text:style-name="L2">
              <text:list-item>
                <text:p text:style-name="P2"><text:span text:style-name="T1">- DISABLE OPENGL: riešenie pre zabugované ovládače grafických kariet, ak LuxGUI nefunguje správne</text:span></text:p>
              </text:list-item>
            </text:list>
            <text:list text:style-name="L2">
              <text:list-item>
                <text:p text:style-name="P2"><text:span text:style-name="T1">- THREADS: počet jadier CPU</text:span></text:p>
              </text:list-item>
            </text:list>
            <text:list text:style-name="L2">
              <text:list-item>
                <text:p text:style-name="P2"><text:span text:style-name="T1">- ANIM: umožní klúčovať niektoré parametre LuxRendru na IPO krivky, pri týchto parametroch pribudne nové tlačítko “I”</text:span></text:p>
              </text:list-item>
            </text:list>
            <text:list text:style-name="L2">
              <text:list-item>
                <text:p text:style-name="P2"><text:span text:style-name="T1">- PREVIEW: kvalita material preview</text:span></text:p>
              </text:list-item>
            </text:list>
            <text:list text:style-name="L2">
              <text:list-item>
                <text:p text:style-name="P2"><text:span text:style-name="T1">- GAMMA: RGC – spätná gamma korekcia (štandartne zapnuté); </text:span><text:span text:style-name="T1"><text:tab/></text:span><text:span text:style-name="T1"><text:tab/></text:span><text:span text:style-name="T1">COLCLAMP – ohraničenie RGB rozsahu na 0.0-0.9 (štandartne vypnuté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7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2"><text:span text:style-name="T1">- INSTANCING: limit od ktorého sa použijú instancie objektov</text:span></text:p>
              </text:list-item>
            </text:list>
            <text:list text:style-name="L2">
              <text:list-item>
                <text:p text:style-name="P2"><text:span text:style-name="T1">- NETWORK: sieťové renderovanie</text:span></text:p>
              </text:list-item>
            </text:list>
            <text:list text:style-name="L2">
              <text:list-item>
                <text:p text:style-name="P2"><text:span text:style-name="T1">- ACCEL: typ akcelerátoru a jeho nastavenie štandartne KDtree, v niektorých prípadoch vhodný QBVH (menej RAM a rýchlejšie renderovanie)</text:span></text:p>
              </text:list-item>
            </text:list>
            <text:list text:style-name="L2">
              <text:list-item>
                <text:p text:style-name="P2"><text:span text:style-name="T1">- MATERIALS: konvertovanie všetkých Blender materiálov na LuxRender materiály (nedoporučuje sa)</text:span></text:p>
              </text:list-item>
            </text:list>
            <text:list text:style-name="L2">
              <text:list-item>
                <text:p text:style-name="P2"><text:span text:style-name="T1">- SETTINGS: uložiť nastavenia ako default</text:span></text:p>
              </text:list-item>
            </text:list>
            <text:list text:style-name="L2"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) output tab</text:p>
          </draw:text-box>
        </draw:frame>
        <draw:frame presentation:style-name="pr2" draw:text-style-name="P2" draw:layer="layout" svg:width="25.199cm" svg:height="16.018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RESOLUTION: x, y rozlíšenie renderovaného obrazu, resp. % z x, y velkosti</text:span></text:p>
              </text:list-item>
            </text:list>
            <text:list text:style-name="L2">
              <text:list-item>
                <text:p text:style-name="P2"><text:span text:style-name="T1">- HALT: zastavenie renderovania, inak sa renderuje donekonečna</text:span></text:p>
              </text:list-item>
            </text:list>
            <text:list text:style-name="L2">
              <text:list-item>
                <text:p text:style-name="P2"><text:span text:style-name="T1"><text:s text:c="4"/></text:span><text:span text:style-name="T1">HALTSPP: zastavenie po dosiahnutí zadaného počtu samplov na pixel</text:span></text:p>
              </text:list-item>
            </text:list>
            <text:list text:style-name="L2">
              <text:list-item>
                <text:p text:style-name="P2"><text:span text:style-name="T1"><text:s text:c="4"/></text:span><text:span text:style-name="T1">HALTTIME: zastavenie po dosiahnutí zadaného počtu sekúnd</text:span></text:p>
              </text:list-item>
            </text:list>
            <text:list text:style-name="L2">
              <text:list-item>
                <text:p text:style-name="P2"><text:span text:style-name="T1">- TONEMAP: typ tonemapovania s ktorým sa exportuje/spúšta LuxGUI a jeho nastavnia</text:span></text:p>
              </text:list-item>
            </text:list>
            <text:list text:style-name="L2">
              <text:list-item>
                <text:p text:style-name="P2"><text:span text:style-name="T1">- DISPLAY: interval po ktorom sa aktualizuje obraz v LuxGUI</text:span></text:p>
              </text:list-item>
            </text:list>
            <text:list text:style-name="L2">
              <text:list-item>
                <text:p text:style-name="P2"><text:span text:style-name="T1">- WRITE: interval po ktorom sa ukladá aktuálny obraz na harddisk</text:span></text:p>
              </text:list-item>
            </text:list>
            <text:list text:style-name="L2">
              <text:list-item>
                <text:p text:style-name="P2"><text:span text:style-name="T1">- CLAMPING: typ ohraničenia výstupnej hodnoty RGB nad 1.0</text:span></text:p>
              </text:list-item>
            </text:list>
            <text:list text:style-name="L2">
              <text:list-item>
                <text:p text:style-name="P2"><text:span text:style-name="T1">- OPENEXR: nastavenie parametrov HDR formátu, povolenie zápisu</text:span></text:p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/></text:p>
          </draw:text-box>
        </draw:frame>
        <draw:frame presentation:style-name="pr2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PNG: nastavenie parametrov PNG formátu, povolenie zápisu</text:span></text:p>
              </text:list-item>
            </text:list>
            <text:list text:style-name="L2">
              <text:list-item>
                <text:p text:style-name="P2"><text:span text:style-name="T1">- TGA: nastavenie parametrov TGA formátu, povolenie zápisu</text:span></text:p>
              </text:list-item>
            </text:list>
            <text:list text:style-name="L2">
              <text:list-item>
                <text:p text:style-name="P2"><text:span text:style-name="T1">- RESUME: nastavenie zápisu a pokračovania renderovania pri znovuspustení virtuálneho filmu</text:span></text:p>
              </text:list-item>
            </text:list>
            <text:list text:style-name="L2">
              <text:list-item>
                <text:p text:style-name="P2"><text:span text:style-name="T1"><text:s text:c="4"/></text:span><text:span text:style-name="T1">WRITE/USE FILM: zapisovať/pokračovať</text:span></text:p>
              </text:list-item>
            </text:list>
            <text:list text:style-name="L2">
              <text:list-item>
                <text:p text:style-name="P2"><text:span text:style-name="T1"><text:s text:c="4"/></text:span><text:span text:style-name="T1">RESTART/ERASE: reštartovať/vymazať</text:span></text:p>
              </text:list-item>
            </text:list>
            <text:list text:style-name="L2">
              <text:list-item>
                <text:p text:style-name="P2"><text:span text:style-name="T1">- REJECT: vyradenie bodov s vysokou intenzitou (teda fireflies, svetlušky)</text:span></text:p>
              </text:list-item>
            </text:list>
            <text:list text:style-name="L2">
              <text:list-item>
                <text:p text:style-name="P2"><text:span text:style-name="T1">- COLORSPACE: presety, štandartne sRGB</text:span></text:p>
              </text:list-item>
            </text:list>
            <text:list text:style-name="L2">
              <text:list-item>
                <text:p text:style-name="P2"><text:span text:style-name="T1"><text:s text:c="4"/></text:span><text:span text:style-name="T1">COLORSPACE WHITEPOINT: vyváženie bielej</text:span></text:p>
              </text:list-item>
            </text:list>
            <text:list text:style-name="L2">
              <text:list-item>
                <text:p text:style-name="P2"><text:span text:style-name="T1"><text:s text:c="4"/></text:span><text:span text:style-name="T1">COLORSPACE GAMMA: štandartne 2.2 pre sRG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) render tab</text:p>
          </draw:text-box>
        </draw:frame>
        <draw:frame presentation:style-name="pr2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SAMPLER: určuje ktoré body na filme sa budú počítať v danom kole a jeho nastavenie, rozdelujú sa na jednoduché (random, LD..) a inteligentné (MLT)</text:span></text:p>
              </text:list-item>
            </text:list>
            <text:list text:style-name="L2">
              <text:list-item>
                <text:p text:style-name="P2"><text:span text:style-name="T1">- INTEGRATOR: algoritmus použitý na výpočet farby a intenzity bodu, teda osvetlenia v danom bode, a jeho nastavenie</text:span></text:p>
              </text:list-item>
            </text:list>
            <text:list text:style-name="L2">
              <text:list-item>
                <text:p text:style-name="P2"><text:span text:style-name="T1">- VOLUME INTEGRATOR: algoritmus použitý na výpočet objemových efektov (napr. hmla)</text:span></text:p>
              </text:list-item>
            </text:list>
            <text:list text:style-name="L2">
              <text:list-item>
                <text:p text:style-name="P2"><text:span text:style-name="T1">- FILTER: filter použitý na antialiasing, Mitchell je ostrý ale môžu sa vyskytovať čierne prstence okolo najsvetlejších miest, Gaussian nedosahuje takú ostrosť ale nerobí prst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) cam/env tab</text:p>
          </draw:text-box>
        </draw:frame>
        <draw:frame presentation:style-name="pr2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CAMERA: typ kamery (perspektívna, ortografická, panoramatická) a jej nastavenia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FOV: uhol záber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FOCALLENGHT: ohnisková vzdialenosť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CLIPPING: vzdialenosť od kamery pred a po ktorej sa nerenderuj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DOF a BOKEH: hĺbka ostrost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LENS SHIFT: vyosenie objektív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MOTION BLUR: rozostrenie pohybom (kamera/objek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/></text:p>
          </draw:text-box>
        </draw:frame>
        <draw:frame presentation:style-name="pr2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ENVIRONMENT: typ prostredia a jeho nastavenie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NONE: žiadn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INFINITE: nekonečný typ, buď Blender world color alebo HDR obraz s voliteľným komponentom slnka, ktorý slúži na zvýraznenie priameho svetla (vo verzii 0.7 pri použití INFINITESAMPLE neni potrebný), nastavenie gamma a gain (obe štandartne 1.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- SUNSKY: geografická poloha slnka a presné fyzikálne vlastnosti slnka a oblohy dané podľa zemepisnej šírky/dĺžky, dátumu a času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) material tab</text:p>
          </draw:text-box>
        </draw:frame>
        <draw:frame presentation:style-name="pr2" draw:text-style-name="P7" draw:layer="layout" svg:width="25.199cm" svg:height="15.585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- C: konvertovať zvolený Blender materiál na LuxRender materiál</text:span></text:p>
              </text:list-item>
            </text:list>
            <text:list text:style-name="L2">
              <text:list-item>
                <text:p text:style-name="P2"><text:span text:style-name="T1">- MENU: výber materiálu buď zo všetkých dostupných alebo filtrovaných podľa objektu</text:span></text:p>
              </text:list-item>
            </text:list>
            <text:list text:style-name="L2">
              <text:list-item>
                <text:p text:style-name="P2"><text:span text:style-name="T1">- L: načítať materiál</text:span></text:p>
              </text:list-item>
            </text:list>
            <text:list text:style-name="L2">
              <text:list-item>
                <text:p text:style-name="P2"><text:span text:style-name="T1">- S: uložiť materiál</text:span></text:p>
              </text:list-item>
            </text:list>
            <text:list text:style-name="L2">
              <text:list-item>
                <text:p text:style-name="P2"><text:span text:style-name="T1">- D: zmazať materiál</text:span></text:p>
              </text:list-item>
            </text:list>
            <text:list text:style-name="L2">
              <text:list-item>
                <text:p text:style-name="P2"><text:span text:style-name="T1">- TYPE: typ materiálu/shaderu a jeho parametre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klasické typy: MATTE, GLOSSY, GLASS, ROUGHGLASS, MATTETRANSLUCENT, MIRROR, METAL, SHINYMETAL, CARPAINT, LIGH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špeciálne typy: MIX, NULL, PORTAL, BOUNDVOLUM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- MESH: nastavenia súvisiace so sieťou objektu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EMISSION, TEX. TRANSFORM, SUBDIVISION,DISPLAC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Ďakujem za pozornosť :)</text:p>
          </draw:text-box>
        </draw:frame>
        <draw:frame presentation:style-name="pr2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eter Nespesny</meta:initial-creator>
    <meta:creation-date>2010-04-16T19:55:14</meta:creation-date>
    <dc:creator>Peter Nespesny</dc:creator>
    <dc:date>2010-04-16T23:03:52</dc:date>
    <meta:editing-cycles>17</meta:editing-cycles>
    <meta:editing-duration>PT2H4M51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